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417cm"/>
    </style:style>
    <style:style style:name="co4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fffff"/>
    </style:style>
    <style:style style:name="ce54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37"/>
        <table:table-column table:style-name="co3" table:default-cell-style-name="ce37"/>
        <table:table-column table:style-name="co1" table:default-cell-style-name="ce47"/>
        <table:table-column table:style-name="co1" table:default-cell-style-name="ce42"/>
        <table:table-column table:style-name="co1" table:default-cell-style-name="ce51"/>
        <table:table-column table:style-name="co1" table:number-columns-repeated="2" table:default-cell-style-name="ce42"/>
        <table:table-column table:style-name="co1" table:default-cell-style-name="ce51"/>
        <table:table-column table:style-name="co1" table:default-cell-style-name="ce42"/>
        <table:table-column table:style-name="co1" table:default-cell-style-name="ce47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PARCOURS VERTICAL <text:s/>PAR BLOC </text:p>
          </table:table-cell>
          <table:covered-table-cell table:number-columns-repeated="10" table:style-name="Default"/>
          <table:covered-table-cell/>
          <table:table-cell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41" office:value-type="string" calcext:value-type="string">
            <text:p>MILP Objectif</text:p>
          </table:table-cell>
          <table:table-cell table:style-name="ce44" office:value-type="string" calcext:value-type="string">
            <text:p>MILP Gap (%)</text:p>
          </table:table-cell>
          <table:table-cell table:style-name="ce45" office:value-type="string" calcext:value-type="string">
            <text:p>Time</text:p>
          </table:table-cell>
          <table:table-cell table:style-name="ce44" office:value-type="string" calcext:value-type="string">
            <text:p>RF Objectif</text:p>
          </table:table-cell>
          <table:table-cell table:style-name="ce45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45" office:value-type="string" calcext:value-type="string">
            <text:p>RFFO Time</text:p>
          </table:table-cell>
          <table:table-cell office:value-type="string" calcext:value-type="string">
            <text:p>Time deviation </text:p>
          </table:table-cell>
          <table:table-cell/>
        </table:table-row>
        <table:table-row table:style-name="ro1">
          <table:table-cell office:value-type="string" calcext:value-type="string">
            <text:p>5-5</text:p>
          </table:table-cell>
          <table:table-cell table:style-name="ce42" office:value-type="float" office:value="19450.61" calcext:value-type="float">
            <text:p>19450,61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0178" calcext:value-type="float">
            <text:p>0,0178</text:p>
          </table:table-cell>
          <table:table-cell office:value-type="float" office:value="19488.24" calcext:value-type="float">
            <text:p>19488,24</text:p>
          </table:table-cell>
          <table:table-cell office:value-type="float" office:value="0.18" calcext:value-type="float">
            <text:p>0,18</text:p>
          </table:table-cell>
          <table:table-cell office:value-type="float" office:value="0.0176" calcext:value-type="float">
            <text:p>0,0176</text:p>
          </table:table-cell>
          <table:table-cell table:style-name="ce49" office:value-type="float" office:value="19450.61" calcext:value-type="float">
            <text:p>19450,6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338" calcext:value-type="float">
            <text:p>0,0338</text:p>
          </table:table-cell>
          <table:table-cell table:formula="of:=(([.K3]-[.D3])/[.D3])*100" office:value-type="float" office:value="89.8876404494382" calcext:value-type="float">
            <text:p>89,8876404494382</text:p>
          </table:table-cell>
          <table:table-cell table:style-name="ce54"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office:value-type="float" office:value="0.0595" calcext:value-type="float">
            <text:p>0,0595</text:p>
          </table:table-cell>
          <table:table-cell office:value-type="float" office:value="69421.76" calcext:value-type="float">
            <text:p>69421,76</text:p>
          </table:table-cell>
          <table:table-cell office:value-type="float" office:value="0.03" calcext:value-type="float">
            <text:p>0,03</text:p>
          </table:table-cell>
          <table:table-cell office:value-type="float" office:value="0.0889" calcext:value-type="float">
            <text:p>0,0889</text:p>
          </table:table-cell>
          <table:table-cell table:style-name="ce37"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office:value-type="float" office:value="0.0665" calcext:value-type="float">
            <text:p>0,0665</text:p>
          </table:table-cell>
          <table:table-cell table:style-name="ce46" office:value-type="float" office:value="0.1554" calcext:value-type="float">
            <text:p>0,1554</text:p>
          </table:table-cell>
          <table:table-cell table:formula="of:=(([.K4]-[.D4])/[.D4])*100" office:value-type="float" office:value="161.176470588235" calcext:value-type="float">
            <text:p>161,176470588235</text:p>
          </table:table-cell>
          <table:table-cell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office:value-type="float" office:value="0.3027" calcext:value-type="float">
            <text:p>0,3027</text:p>
          </table:table-cell>
          <table:table-cell office:value-type="float" office:value="170057.3" calcext:value-type="float">
            <text:p>170057,3</text:p>
          </table:table-cell>
          <table:table-cell office:value-type="float" office:value="0.01" calcext:value-type="float">
            <text:p>0,01</text:p>
          </table:table-cell>
          <table:table-cell office:value-type="float" office:value="0.1505" calcext:value-type="float">
            <text:p>0,1505</text:p>
          </table:table-cell>
          <table:table-cell office:value-type="float" office:value="170038" calcext:value-type="float">
            <text:p>170038</text:p>
          </table:table-cell>
          <table:table-cell office:value-type="float" office:value="0" calcext:value-type="float">
            <text:p>0</text:p>
          </table:table-cell>
          <table:table-cell office:value-type="float" office:value="0.2491" calcext:value-type="float">
            <text:p>0,2491</text:p>
          </table:table-cell>
          <table:table-cell office:value-type="float" office:value="0.3995" calcext:value-type="float">
            <text:p>0,3995</text:p>
          </table:table-cell>
          <table:table-cell table:formula="of:=(([.K5]-[.D5])/[.D5])*100" office:value-type="float" office:value="31.9788569540799" calcext:value-type="float">
            <text:p>31,9788569540799</text:p>
          </table:table-cell>
          <table:table-cell/>
        </table:table-row>
        <table:table-row table:style-name="ro1">
          <table:table-cell table:style-name="ce39" office:value-type="string" calcext:value-type="string">
            <text:p>100-5</text:p>
          </table:table-cell>
          <table:table-cell table:style-name="ce43" office:value-type="float" office:value="333494.96" calcext:value-type="float">
            <text:p>333494,96</text:p>
          </table:table-cell>
          <table:table-cell table:style-name="ce43" office:value-type="string" calcext:value-type="string">
            <text:p>&lt;0,01</text:p>
          </table:table-cell>
          <table:table-cell table:style-name="ce43" office:value-type="float" office:value="0.3619" calcext:value-type="float">
            <text:p>0,3619</text:p>
          </table:table-cell>
          <table:table-cell table:style-name="ce48" office:value-type="float" office:value="333494.4" calcext:value-type="float">
            <text:p>333494,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325" calcext:value-type="float">
            <text:p>0,325</text:p>
          </table:table-cell>
          <table:table-cell table:style-name="ce48" office:value-type="float" office:value="333492.7" calcext:value-type="float">
            <text:p>333492,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1827" calcext:value-type="float">
            <text:p>0,1827</text:p>
          </table:table-cell>
          <table:table-cell table:style-name="ce43" office:value-type="float" office:value="0.5077" calcext:value-type="float">
            <text:p>0,5077</text:p>
          </table:table-cell>
          <table:table-cell table:style-name="ce53" table:formula="of:=(([.K6]-[.D6])/[.D6])*100" office:value-type="float" office:value="40.2873722022658" calcext:value-type="float">
            <text:p>40,2873722022658</text:p>
          </table:table-cell>
          <table:table-cell/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1992" calcext:value-type="float">
            <text:p>0,1992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office:value-type="float" office:value="0.2491" calcext:value-type="float">
            <text:p>0,2491</text:p>
          </table:table-cell>
          <table:table-cell office:value-type="float" office:value="37730.16" calcext:value-type="float">
            <text:p>37730,16</text:p>
          </table:table-cell>
          <table:table-cell office:value-type="float" office:value="0" calcext:value-type="float">
            <text:p>0</text:p>
          </table:table-cell>
          <table:table-cell office:value-type="float" office:value="0.2538" calcext:value-type="float">
            <text:p>0,2538</text:p>
          </table:table-cell>
          <table:table-cell office:value-type="float" office:value="0.5029" calcext:value-type="float">
            <text:p>0,5029</text:p>
          </table:table-cell>
          <table:table-cell table:formula="of:=(([.K7]-[.D7])/[.D7])*100" office:value-type="float" office:value="152.45983935743" calcext:value-type="float">
            <text:p>152,45983935743</text:p>
          </table:table-cell>
          <table:table-cell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office:value-type="float" office:value="0.826" calcext:value-type="float">
            <text:p>0,826</text:p>
          </table:table-cell>
          <table:table-cell office:value-type="float" office:value="131504.11" calcext:value-type="float">
            <text:p>131504,11</text:p>
          </table:table-cell>
          <table:table-cell office:value-type="float" office:value="0.16" calcext:value-type="float">
            <text:p>0,16</text:p>
          </table:table-cell>
          <table:table-cell office:value-type="float" office:value="0.2392" calcext:value-type="float">
            <text:p>0,2392</text:p>
          </table:table-cell>
          <table:table-cell office:value-type="float" office:value="131292.02" calcext:value-type="float">
            <text:p>131292,02</text:p>
          </table:table-cell>
          <table:table-cell office:value-type="float" office:value="0" calcext:value-type="float">
            <text:p>0</text:p>
          </table:table-cell>
          <table:table-cell office:value-type="float" office:value="0.6204" calcext:value-type="float">
            <text:p>0,6204</text:p>
          </table:table-cell>
          <table:table-cell office:value-type="float" office:value="0.8595" calcext:value-type="float">
            <text:p>0,8595</text:p>
          </table:table-cell>
          <table:table-cell table:formula="of:=([.K8]-[.D8])/[.D8]*100" office:value-type="float" office:value="4.05569007263924" calcext:value-type="float">
            <text:p>4,05569007263924</text:p>
          </table:table-cell>
          <table:table-cell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office:value-type="float" office:value="4.9455" calcext:value-type="float">
            <text:p>4,9455</text:p>
          </table:table-cell>
          <table:table-cell office:value-type="float" office:value="329888.42" calcext:value-type="float">
            <text:p>329888,42</text:p>
          </table:table-cell>
          <table:table-cell office:value-type="float" office:value="0.29" calcext:value-type="float">
            <text:p>0,29</text:p>
          </table:table-cell>
          <table:table-cell office:value-type="float" office:value="0.552" calcext:value-type="float">
            <text:p>0,552</text:p>
          </table:table-cell>
          <table:table-cell office:value-type="float" office:value="328928.75" calcext:value-type="float">
            <text:p>328928,75</text:p>
          </table:table-cell>
          <table:table-cell office:value-type="string" calcext:value-type="string">
            <text:p>&lt;0,01</text:p>
          </table:table-cell>
          <table:table-cell office:value-type="float" office:value="2.3615" calcext:value-type="float">
            <text:p>2,3615</text:p>
          </table:table-cell>
          <table:table-cell office:value-type="float" office:value="2.9135" calcext:value-type="float">
            <text:p>2,9135</text:p>
          </table:table-cell>
          <table:table-cell table:formula="of:=([.K9]-[.D9])/[.D9]*100" office:value-type="float" office:value="-41.0878576483672" calcext:value-type="float">
            <text:p>-41,0878576483672</text:p>
          </table:table-cell>
          <table:table-cell/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41" office:value-type="float" office:value="646605.8" calcext:value-type="float">
            <text:p>646605,8</text:p>
          </table:table-cell>
          <table:table-cell table:style-name="ce44" office:value-type="string" calcext:value-type="string">
            <text:p>&lt;0,01</text:p>
          </table:table-cell>
          <table:table-cell office:value-type="float" office:value="9.7236" calcext:value-type="float">
            <text:p>9,7236</text:p>
          </table:table-cell>
          <table:table-cell office:value-type="float" office:value="648427.7" calcext:value-type="float">
            <text:p>648427,7</text:p>
          </table:table-cell>
          <table:table-cell office:value-type="float" office:value="0.28" calcext:value-type="float">
            <text:p>0,28</text:p>
          </table:table-cell>
          <table:table-cell office:value-type="float" office:value="0.8836" calcext:value-type="float">
            <text:p>0,8836</text:p>
          </table:table-cell>
          <table:table-cell office:value-type="float" office:value="646694.6" calcext:value-type="float">
            <text:p>646694,6</text:p>
          </table:table-cell>
          <table:table-cell office:value-type="float" office:value="0.01" calcext:value-type="float">
            <text:p>0,01</text:p>
          </table:table-cell>
          <table:table-cell office:value-type="float" office:value="5.0224" calcext:value-type="float">
            <text:p>5,0224</text:p>
          </table:table-cell>
          <table:table-cell office:value-type="float" office:value="5.906" calcext:value-type="float">
            <text:p>5,906</text:p>
          </table:table-cell>
          <table:table-cell table:formula="of:=([.K10]-[.D10])/[.D10]*100" office:value-type="float" office:value="-39.2611789872064" calcext:value-type="float">
            <text:p>-39,2611789872064</text:p>
          </table:table-cell>
          <table:table-cell/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12.08" calcext:value-type="float">
            <text:p>92712,08</text:p>
          </table:table-cell>
          <table:table-cell office:value-type="string" calcext:value-type="string">
            <text:p>&lt;0,01</text:p>
          </table:table-cell>
          <table:table-cell office:value-type="float" office:value="48.5876" calcext:value-type="float">
            <text:p>48,5876</text:p>
          </table:table-cell>
          <table:table-cell office:value-type="float" office:value="93219.46" calcext:value-type="float">
            <text:p>93219,46</text:p>
          </table:table-cell>
          <table:table-cell office:value-type="float" office:value="0.55" calcext:value-type="float">
            <text:p>0,55</text:p>
          </table:table-cell>
          <table:table-cell office:value-type="float" office:value="0.673" calcext:value-type="float">
            <text:p>0,673</text:p>
          </table:table-cell>
          <table:table-cell office:value-type="float" office:value="92718.2" calcext:value-type="float">
            <text:p>92718,2</text:p>
          </table:table-cell>
          <table:table-cell office:value-type="float" office:value="0.01" calcext:value-type="float">
            <text:p>0,01</text:p>
          </table:table-cell>
          <table:table-cell office:value-type="float" office:value="6.9414" calcext:value-type="float">
            <text:p>6,9414</text:p>
          </table:table-cell>
          <table:table-cell office:value-type="float" office:value="7.6144" calcext:value-type="float">
            <text:p>7,6144</text:p>
          </table:table-cell>
          <table:table-cell table:formula="of:=([.K11]-[.D11])/[.D11]*100" office:value-type="float" office:value="-84.328511801365" calcext:value-type="float">
            <text:p>-84,328511801365</text:p>
          </table:table-cell>
          <table:table-cell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office:value-type="float" office:value="1528.0666" calcext:value-type="float">
            <text:p>1528,0666</text:p>
          </table:table-cell>
          <table:table-cell office:value-type="float" office:value="331866.38" calcext:value-type="float">
            <text:p>331866,38</text:p>
          </table:table-cell>
          <table:table-cell office:value-type="float" office:value="0.61" calcext:value-type="float">
            <text:p>0,61</text:p>
          </table:table-cell>
          <table:table-cell office:value-type="float" office:value="3.1343" calcext:value-type="float">
            <text:p>3,1343</text:p>
          </table:table-cell>
          <table:table-cell office:value-type="float" office:value="329886.96" calcext:value-type="float">
            <text:p>329886,96</text:p>
          </table:table-cell>
          <table:table-cell office:value-type="float" office:value="0.01" calcext:value-type="float">
            <text:p>0,01</text:p>
          </table:table-cell>
          <table:table-cell office:value-type="float" office:value="80.9443" calcext:value-type="float">
            <text:p>80,9443</text:p>
          </table:table-cell>
          <table:table-cell office:value-type="float" office:value="84.0786" calcext:value-type="float">
            <text:p>84,0786</text:p>
          </table:table-cell>
          <table:table-cell table:formula="of:=([.K12]-[.D12])/[.D12]*100" office:value-type="float" office:value="-94.4977136467743" calcext:value-type="float">
            <text:p>-94,4977136467743</text:p>
          </table:table-cell>
          <table:table-cell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table:style-name="Default"/>
          <table:table-cell office:value-type="float" office:value="5861.7879" calcext:value-type="float">
            <text:p>5861,7879</text:p>
          </table:table-cell>
          <table:table-cell table:style-name="ce49" office:value-type="float" office:value="811787.82" calcext:value-type="float">
            <text:p>811787,82</text:p>
          </table:table-cell>
          <table:table-cell office:value-type="float" office:value="0.44" calcext:value-type="float">
            <text:p>0,44</text:p>
          </table:table-cell>
          <table:table-cell office:value-type="float" office:value="28.3272" calcext:value-type="float">
            <text:p>28,3272</text:p>
          </table:table-cell>
          <table:table-cell office:value-type="float" office:value="808397.68" calcext:value-type="float">
            <text:p>808397,68</text:p>
          </table:table-cell>
          <table:table-cell office:value-type="float" office:value="0.02" calcext:value-type="float">
            <text:p>0,02</text:p>
          </table:table-cell>
          <table:table-cell office:value-type="float" office:value="387.5982" calcext:value-type="float">
            <text:p>387,5982</text:p>
          </table:table-cell>
          <table:table-cell office:value-type="float" office:value="415.9254" calcext:value-type="float">
            <text:p>415,9254</text:p>
          </table:table-cell>
          <table:table-cell table:formula="of:=([.K13]-[.D13])/[.D13]*100" office:value-type="float" office:value="-92.9044617939861" calcext:value-type="float">
            <text:p>-92,9044617939861</text:p>
          </table:table-cell>
          <table:table-cell/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office:value-type="float" office:value="1598324.35" calcext:value-type="float">
            <text:p>1598324,35</text:p>
          </table:table-cell>
          <table:table-cell office:value-type="float" office:value="0.31" calcext:value-type="float">
            <text:p>0,31</text:p>
          </table:table-cell>
          <table:table-cell office:value-type="float" office:value="21.7284" calcext:value-type="float">
            <text:p>21,7284</text:p>
          </table:table-cell>
          <table:table-cell office:value-type="float" office:value="1593710.92" calcext:value-type="float">
            <text:p>1593710,92</text:p>
          </table:table-cell>
          <table:table-cell office:value-type="float" office:value="0.02" calcext:value-type="float">
            <text:p>0,02</text:p>
          </table:table-cell>
          <table:table-cell office:value-type="float" office:value="309.9473" calcext:value-type="float">
            <text:p>309,9473</text:p>
          </table:table-cell>
          <table:table-cell office:value-type="float" office:value="331.6757" calcext:value-type="float">
            <text:p>331,6757</text:p>
          </table:table-cell>
          <table:table-cell table:formula="of:=([.K14]-[.D14])/[.D14]*100" office:value-type="float" office:value="-92.4450890620017" calcext:value-type="float">
            <text:p>-92,4450890620017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50" table:number-columns-repeated="2"/>
          <table:table-cell table:style-name="Default" table:number-columns-repeated="5"/>
          <table:table-cell table:number-columns-repeated="2"/>
        </table:table-row>
        <table:table-row table:style-name="ro1" table:number-rows-repeated="2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2" table:number-rows-spanned="1">
            <text:p>PARCOURS HORIZONTAL PAR BLOC </text:p>
          </table:table-cell>
          <table:covered-table-cell table:number-columns-repeated="10" table:style-name="Default"/>
          <table:covered-table-cell/>
          <table:table-cell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41" office:value-type="string" calcext:value-type="string">
            <text:p>MILP Objectif</text:p>
          </table:table-cell>
          <table:table-cell table:style-name="ce44" office:value-type="string" calcext:value-type="string">
            <text:p>MILP Gap (%)</text:p>
          </table:table-cell>
          <table:table-cell table:style-name="ce20" office:value-type="string" calcext:value-type="string">
            <text:p>Time</text:p>
          </table:table-cell>
          <table:table-cell table:style-name="ce44" office:value-type="string" calcext:value-type="string">
            <text:p>RF Objectif</text:p>
          </table:table-cell>
          <table:table-cell table:style-name="ce45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45" office:value-type="string" calcext:value-type="string">
            <text:p>RFFO Time</text:p>
          </table:table-cell>
          <table:table-cell office:value-type="string" calcext:value-type="string">
            <text:p>Time deviation </text:p>
          </table:table-cell>
          <table:table-cell/>
        </table:table-row>
        <table:table-row table:style-name="ro1">
          <table:table-cell office:value-type="string" calcext:value-type="string">
            <text:p>5-5</text:p>
          </table:table-cell>
          <table:table-cell table:style-name="ce42" office:value-type="float" office:value="19450.61" calcext:value-type="float">
            <text:p>19450,61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0178" calcext:value-type="float">
            <text:p>0,0178</text:p>
          </table:table-cell>
          <table:table-cell office:value-type="float" office:value="19513.86" calcext:value-type="float">
            <text:p>19513,86</text:p>
          </table:table-cell>
          <table:table-cell office:value-type="float" office:value="0.33" calcext:value-type="float">
            <text:p>0,33</text:p>
          </table:table-cell>
          <table:table-cell office:value-type="float" office:value="0.017" calcext:value-type="float">
            <text:p>0,017</text:p>
          </table:table-cell>
          <table:table-cell table:style-name="ce49" office:value-type="float" office:value="19450.61" calcext:value-type="float">
            <text:p>19450,6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0341" calcext:value-type="float">
            <text:p>0,0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office:value-type="float" office:value="0.0595" calcext:value-type="float">
            <text:p>0,0595</text:p>
          </table:table-cell>
          <table:table-cell office:value-type="float" office:value="69472.79" calcext:value-type="float">
            <text:p>69472,79</text:p>
          </table:table-cell>
          <table:table-cell office:value-type="float" office:value="0.1" calcext:value-type="float">
            <text:p>0,1</text:p>
          </table:table-cell>
          <table:table-cell office:value-type="float" office:value="0.1194" calcext:value-type="float">
            <text:p>0,1194</text:p>
          </table:table-cell>
          <table:table-cell table:style-name="ce37" office:value-type="float" office:value="69411.68" calcext:value-type="float">
            <text:p>69411,68</text:p>
          </table:table-cell>
          <table:table-cell office:value-type="float" office:value="0.02" calcext:value-type="float">
            <text:p>0,02</text:p>
          </table:table-cell>
          <table:table-cell office:value-type="float" office:value="0.0575" calcext:value-type="float">
            <text:p>0,0575</text:p>
          </table:table-cell>
          <table:table-cell table:style-name="ce46" office:value-type="float" office:value="0.1769" calcext:value-type="float">
            <text:p>0,1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office:value-type="float" office:value="0.3027" calcext:value-type="float">
            <text:p>0,3027</text:p>
          </table:table-cell>
          <table:table-cell office:value-type="float" office:value="170335.1" calcext:value-type="float">
            <text:p>170335,1</text:p>
          </table:table-cell>
          <table:table-cell office:value-type="float" office:value="0.17" calcext:value-type="float">
            <text:p>0,17</text:p>
          </table:table-cell>
          <table:table-cell office:value-type="float" office:value="0.2707" calcext:value-type="float">
            <text:p>0,2707</text:p>
          </table:table-cell>
          <table:table-cell office:value-type="float" office:value="170083.1" calcext:value-type="float">
            <text:p>170083,1</text:p>
          </table:table-cell>
          <table:table-cell office:value-type="float" office:value="0.03" calcext:value-type="float">
            <text:p>0,03</text:p>
          </table:table-cell>
          <table:table-cell office:value-type="float" office:value="0.2576" calcext:value-type="float">
            <text:p>0,2576</text:p>
          </table:table-cell>
          <table:table-cell office:value-type="float" office:value="0.5283" calcext:value-type="float">
            <text:p>0,5283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100-5</text:p>
          </table:table-cell>
          <table:table-cell table:style-name="ce45" office:value-type="float" office:value="333494.96" calcext:value-type="float">
            <text:p>333494,96</text:p>
          </table:table-cell>
          <table:table-cell table:style-name="ce45" office:value-type="string" calcext:value-type="string">
            <text:p>&lt;0,01</text:p>
          </table:table-cell>
          <table:table-cell office:value-type="float" office:value="0.3619" calcext:value-type="float">
            <text:p>0,3619</text:p>
          </table:table-cell>
          <table:table-cell table:style-name="ce19" office:value-type="float" office:value="334192.5" calcext:value-type="float">
            <text:p>334192,5</text:p>
          </table:table-cell>
          <table:table-cell office:value-type="float" office:value="0.21" calcext:value-type="float">
            <text:p>0,21</text:p>
          </table:table-cell>
          <table:table-cell table:style-name="ce19" office:value-type="float" office:value="0.3956" calcext:value-type="float">
            <text:p>0,3956</text:p>
          </table:table-cell>
          <table:table-cell table:style-name="ce19" office:value-type="float" office:value="333593.5" calcext:value-type="float">
            <text:p>333593,5</text:p>
          </table:table-cell>
          <table:table-cell office:value-type="float" office:value="0.03" calcext:value-type="float">
            <text:p>0,03</text:p>
          </table:table-cell>
          <table:table-cell table:style-name="ce19" office:value-type="float" office:value="0.4272" calcext:value-type="float">
            <text:p>0,4272</text:p>
          </table:table-cell>
          <table:table-cell office:value-type="float" office:value="0.8228" calcext:value-type="float">
            <text:p>0,8228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1992" calcext:value-type="float">
            <text:p>0,1992</text:p>
          </table:table-cell>
          <table:table-cell office:value-type="float" office:value="37812.02" calcext:value-type="float">
            <text:p>37812,02</text:p>
          </table:table-cell>
          <table:table-cell office:value-type="float" office:value="0.2" calcext:value-type="float">
            <text:p>0,2</text:p>
          </table:table-cell>
          <table:table-cell office:value-type="float" office:value="0.141" calcext:value-type="float">
            <text:p>0,141</text:p>
          </table:table-cell>
          <table:table-cell office:value-type="float" office:value="37761" calcext:value-type="float">
            <text:p>37761</text:p>
          </table:table-cell>
          <table:table-cell office:value-type="float" office:value="0.08" calcext:value-type="float">
            <text:p>0,08</text:p>
          </table:table-cell>
          <table:table-cell office:value-type="float" office:value="0.1181" calcext:value-type="float">
            <text:p>0,1181</text:p>
          </table:table-cell>
          <table:table-cell office:value-type="float" office:value="0.2591" calcext:value-type="float">
            <text:p>0,2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office:value-type="float" office:value="0.826" calcext:value-type="float">
            <text:p>0,826</text:p>
          </table:table-cell>
          <table:table-cell office:value-type="float" office:value="131438.42" calcext:value-type="float">
            <text:p>131438,42</text:p>
          </table:table-cell>
          <table:table-cell office:value-type="float" office:value="0.11" calcext:value-type="float">
            <text:p>0,11</text:p>
          </table:table-cell>
          <table:table-cell office:value-type="float" office:value="0.4137" calcext:value-type="float">
            <text:p>0,4137</text:p>
          </table:table-cell>
          <table:table-cell office:value-type="float" office:value="131322.63" calcext:value-type="float">
            <text:p>131322,63</text:p>
          </table:table-cell>
          <table:table-cell office:value-type="float" office:value="0.02" calcext:value-type="float">
            <text:p>0,02</text:p>
          </table:table-cell>
          <table:table-cell office:value-type="float" office:value="0.4743" calcext:value-type="float">
            <text:p>0,4743</text:p>
          </table:table-cell>
          <table:table-cell office:value-type="float" office:value="0.888" calcext:value-type="float">
            <text:p>0,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office:value-type="float" office:value="4.9455" calcext:value-type="float">
            <text:p>4,9455</text:p>
          </table:table-cell>
          <table:table-cell office:value-type="float" office:value="329396.5" calcext:value-type="float">
            <text:p>329396,5</text:p>
          </table:table-cell>
          <table:table-cell office:value-type="float" office:value="0.15" calcext:value-type="float">
            <text:p>0,15</text:p>
          </table:table-cell>
          <table:table-cell office:value-type="float" office:value="1.9723" calcext:value-type="float">
            <text:p>1,9723</text:p>
          </table:table-cell>
          <table:table-cell office:value-type="float" office:value="329052.38" calcext:value-type="float">
            <text:p>329052,38</text:p>
          </table:table-cell>
          <table:table-cell office:value-type="float" office:value="0.04" calcext:value-type="float">
            <text:p>0,04</text:p>
          </table:table-cell>
          <table:table-cell office:value-type="float" office:value="2.1864" calcext:value-type="float">
            <text:p>2,1864</text:p>
          </table:table-cell>
          <table:table-cell office:value-type="float" office:value="4.1587" calcext:value-type="float">
            <text:p>4,1587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41" office:value-type="float" office:value="646605.8" calcext:value-type="float">
            <text:p>646605,8</text:p>
          </table:table-cell>
          <table:table-cell table:style-name="ce44" office:value-type="string" calcext:value-type="string">
            <text:p>&lt;0,01</text:p>
          </table:table-cell>
          <table:table-cell office:value-type="float" office:value="9.7236" calcext:value-type="float">
            <text:p>9,7236</text:p>
          </table:table-cell>
          <table:table-cell office:value-type="float" office:value="647452.92" calcext:value-type="float">
            <text:p>647452,92</text:p>
          </table:table-cell>
          <table:table-cell office:value-type="float" office:value="0.13" calcext:value-type="float">
            <text:p>0,13</text:p>
          </table:table-cell>
          <table:table-cell office:value-type="float" office:value="2.9521" calcext:value-type="float">
            <text:p>2,9521</text:p>
          </table:table-cell>
          <table:table-cell office:value-type="float" office:value="646848" calcext:value-type="float">
            <text:p>646848</text:p>
          </table:table-cell>
          <table:table-cell office:value-type="float" office:value="0.04" calcext:value-type="float">
            <text:p>0,04</text:p>
          </table:table-cell>
          <table:table-cell office:value-type="float" office:value="3.713" calcext:value-type="float">
            <text:p>3,713</text:p>
          </table:table-cell>
          <table:table-cell office:value-type="float" office:value="6.6651" calcext:value-type="float">
            <text:p>6,6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12.08" calcext:value-type="float">
            <text:p>92712,08</text:p>
          </table:table-cell>
          <table:table-cell office:value-type="string" calcext:value-type="string">
            <text:p>&lt;0,01</text:p>
          </table:table-cell>
          <table:table-cell office:value-type="float" office:value="48.5876" calcext:value-type="float">
            <text:p>48,5876</text:p>
          </table:table-cell>
          <table:table-cell office:value-type="float" office:value="93157.66" calcext:value-type="float">
            <text:p>93157,66</text:p>
          </table:table-cell>
          <table:table-cell office:value-type="float" office:value="0.47" calcext:value-type="float">
            <text:p>0,47</text:p>
          </table:table-cell>
          <table:table-cell office:value-type="float" office:value="1.9619" calcext:value-type="float">
            <text:p>1,9619</text:p>
          </table:table-cell>
          <table:table-cell office:value-type="float" office:value="92905.49" calcext:value-type="float">
            <text:p>92905,49</text:p>
          </table:table-cell>
          <table:table-cell office:value-type="float" office:value="0.2" calcext:value-type="float">
            <text:p>0,2</text:p>
          </table:table-cell>
          <table:table-cell office:value-type="float" office:value="4.9032" calcext:value-type="float">
            <text:p>4,9032</text:p>
          </table:table-cell>
          <table:table-cell office:value-type="float" office:value="6.8651" calcext:value-type="float">
            <text:p>6,8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office:value-type="float" office:value="1528.0666" calcext:value-type="float">
            <text:p>1528,0666</text:p>
          </table:table-cell>
          <table:table-cell office:value-type="float" office:value="330416.74" calcext:value-type="float">
            <text:p>330416,74</text:p>
          </table:table-cell>
          <table:table-cell office:value-type="float" office:value="0.17" calcext:value-type="float">
            <text:p>0,17</text:p>
          </table:table-cell>
          <table:table-cell office:value-type="float" office:value="30.2071" calcext:value-type="float">
            <text:p>30,2071</text:p>
          </table:table-cell>
          <table:table-cell office:value-type="float" office:value="329983.41" calcext:value-type="float">
            <text:p>329983,41</text:p>
          </table:table-cell>
          <table:table-cell office:value-type="float" office:value="0.04" calcext:value-type="float">
            <text:p>0,04</text:p>
          </table:table-cell>
          <table:table-cell office:value-type="float" office:value="678246" calcext:value-type="float">
            <text:p>678246</text:p>
          </table:table-cell>
          <table:table-cell office:value-type="float" office:value="98.03" calcext:value-type="float">
            <text:p>98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table:style-name="Default"/>
          <table:table-cell office:value-type="float" office:value="5861.7879" calcext:value-type="float">
            <text:p>5861,7879</text:p>
          </table:table-cell>
          <table:table-cell table:style-name="ce49"/>
          <table:table-cell table:number-columns-repeated="8"/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PARCOURS VERTICAL <text:s/>PAR BLOC </text:p>
          </table:table-cell>
          <table:covered-table-cell table:number-columns-repeated="4" table:style-name="Default"/>
          <table:table-cell table:style-name="Default"/>
          <table:table-cell table:style-name="ce1" office:value-type="string" calcext:value-type="string" table:number-columns-spanned="5" table:number-rows-spanned="1">
            <text:p>PARCOURS HORIZONTAL PAR BLOC</text:p>
          </table:table-cell>
          <table:covered-table-cell table:number-columns-repeated="4" table:style-name="Default"/>
          <table:table-cell table:number-columns-repeated="2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office:value-type="string" calcext:value-type="string">
            <text:p>rfStep</text:p>
          </table:table-cell>
          <table:table-cell table:style-name="ce37" office:value-type="string" calcext:value-type="string">
            <text:p>foSize</text:p>
          </table:table-cell>
          <table:table-cell table:style-name="ce37" office:value-type="string" calcext:value-type="string">
            <text:p>rfStep</text:p>
          </table:table-cell>
          <table:table-cell table:style-name="Default"/>
          <table:table-cell table:style-name="ce37" office:value-type="string" calcext:value-type="string">
            <text:p>Instances</text:p>
          </table:table-cell>
          <table:table-cell table:style-name="ce37" office:value-type="string" calcext:value-type="string">
            <text:p>rfSize</text:p>
          </table:table-cell>
          <table:table-cell table:style-name="ce37" office:value-type="string" calcext:value-type="string">
            <text:p>rfStep</text:p>
          </table:table-cell>
          <table:table-cell table:style-name="ce37" office:value-type="string" calcext:value-type="string">
            <text:p>foSize</text:p>
          </table:table-cell>
          <table:table-cell table:style-name="ce37" office:value-type="string" calcext:value-type="string">
            <text:p>rfSt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5-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20-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50-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100-5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5-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20-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ce38" office:value-type="string" calcext:value-type="string">
            <text:p>50-1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office:value-type="string" calcext:value-type="string">
            <text:p>4 (5)</text:p>
          </table:table-cell>
          <table:table-cell office:value-type="string" calcext:value-type="string">
            <text:p>3 (2)</text:p>
          </table:table-cell>
          <table:table-cell table:style-name="ce37" office:value-type="string" calcext:value-type="string">
            <text:p>7 (5)</text:p>
          </table:table-cell>
          <table:table-cell table:style-name="ce37" office:value-type="string" calcext:value-type="string">
            <text:p>2 (2)</text:p>
          </table:table-cell>
          <table:table-cell table:style-name="Default"/>
          <table:table-cell table:style-name="ce37" office:value-type="string" calcext:value-type="string">
            <text:p>100-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ce38" office:value-type="string" calcext:value-type="string">
            <text:p>5-2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ce38" office:value-type="string" calcext:value-type="string">
            <text:p>20-2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ce38" office:value-type="string" calcext:value-type="string">
            <text:p>50-25</text:p>
          </table:table-cell>
          <table:table-cell table:style-name="ce37" table:number-columns-repeated="4"/>
          <table:table-cell table:number-columns-repeated="2"/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ce40" office:value-type="string" calcext:value-type="string">
            <text:p>100-25</text:p>
          </table:table-cell>
          <table:table-cell table:style-name="ce37" table:number-columns-repeated="4"/>
          <table:table-cell table:number-columns-repeated="2"/>
        </table:table-row>
      </table:table>
      <table:table table:name="Feuille2" table:style-name="ta1">
        <table:table-column table:style-name="co1" table:default-cell-style-name="ce38"/>
        <table:table-column table:style-name="co2" table:default-cell-style-name="ce37"/>
        <table:table-column table:style-name="co3" table:default-cell-style-name="ce37"/>
        <table:table-column table:style-name="co1" table:default-cell-style-name="ce47"/>
        <table:table-column table:style-name="co1" table:default-cell-style-name="ce42"/>
        <table:table-column table:style-name="co1" table:default-cell-style-name="ce51"/>
        <table:table-column table:style-name="co1" table:number-columns-repeated="2" table:default-cell-style-name="ce42"/>
        <table:table-column table:style-name="co1" table:default-cell-style-name="ce51"/>
        <table:table-column table:style-name="co1" table:default-cell-style-name="ce42"/>
        <table:table-column table:style-name="co1" table:default-cell-style-name="ce47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2" table:number-rows-spanned="1">
            <text:p>PARCOURS VERTICAL <text:s/>PAR BLOC </text:p>
          </table:table-cell>
          <table:covered-table-cell table:number-columns-repeated="10" table:style-name="Default"/>
          <table:covered-table-cell/>
          <table:table-cell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1" office:value-type="string" calcext:value-type="string">
            <text:p>MILP Objectif</text:p>
          </table:table-cell>
          <table:table-cell table:style-name="ce44" office:value-type="string" calcext:value-type="string">
            <text:p>MILP Gap (%)</text:p>
          </table:table-cell>
          <table:table-cell table:style-name="ce45" office:value-type="string" calcext:value-type="string">
            <text:p>Time</text:p>
          </table:table-cell>
          <table:table-cell table:style-name="ce44" office:value-type="string" calcext:value-type="string">
            <text:p>RF Objectif</text:p>
          </table:table-cell>
          <table:table-cell table:style-name="ce45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45" office:value-type="string" calcext:value-type="string">
            <text:p>RFFO Time</text:p>
          </table:table-cell>
          <table:table-cell office:value-type="string" calcext:value-type="string">
            <text:p>Time deviation </text:p>
          </table:table-cell>
          <table:table-cell table:style-name="ce54"/>
        </table:table-row>
        <table:table-row table:style-name="ro1">
          <table:table-cell office:value-type="string" calcext:value-type="string">
            <text:p>5-5</text:p>
          </table:table-cell>
          <table:table-cell table:style-name="ce42" office:value-type="float" office:value="19450.7" calcext:value-type="float">
            <text:p>19450,7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.0149" calcext:value-type="float">
            <text:p>0,0149</text:p>
          </table:table-cell>
          <table:table-cell office:value-type="float" office:value="19488.24" calcext:value-type="float">
            <text:p>19488,24</text:p>
          </table:table-cell>
          <table:table-cell office:value-type="float" office:value="0.18" calcext:value-type="float">
            <text:p>0,18</text:p>
          </table:table-cell>
          <table:table-cell office:value-type="float" office:value="0.0176" calcext:value-type="float">
            <text:p>0,0176</text:p>
          </table:table-cell>
          <table:table-cell table:style-name="ce49" office:value-type="float" office:value="19450.61" calcext:value-type="float">
            <text:p>19450,6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338" calcext:value-type="float">
            <text:p>0,0338</text:p>
          </table:table-cell>
          <table:table-cell table:formula="of:=(([.K4]-[.D4])/[.D4])*100" office:value-type="float" office:value="126.845637583893" calcext:value-type="float">
            <text:p>126,845637583893</text:p>
          </table:table-cell>
          <table:table-cell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98" calcext:value-type="float">
            <text:p>69396,98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,0217</text:p>
          </table:table-cell>
          <table:table-cell office:value-type="float" office:value="69421.76" calcext:value-type="float">
            <text:p>69421,76</text:p>
          </table:table-cell>
          <table:table-cell office:value-type="float" office:value="0.03" calcext:value-type="float">
            <text:p>0,03</text:p>
          </table:table-cell>
          <table:table-cell office:value-type="float" office:value="0.0889" calcext:value-type="float">
            <text:p>0,0889</text:p>
          </table:table-cell>
          <table:table-cell table:style-name="ce37"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office:value-type="float" office:value="0.0665" calcext:value-type="float">
            <text:p>0,0665</text:p>
          </table:table-cell>
          <table:table-cell table:style-name="ce46" office:value-type="float" office:value="0.1554" calcext:value-type="float">
            <text:p>0,1554</text:p>
          </table:table-cell>
          <table:table-cell table:formula="of:=(([.K5]-[.D5])/[.D5])*100" office:value-type="float" office:value="616.129032258065" calcext:value-type="float">
            <text:p>616,129032258065</text:p>
          </table:table-cell>
          <table:table-cell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41.1" calcext:value-type="float">
            <text:p>170041,1</text:p>
          </table:table-cell>
          <table:table-cell office:value-type="float" office:value="0" calcext:value-type="float">
            <text:p>0</text:p>
          </table:table-cell>
          <table:table-cell office:value-type="float" office:value="2.1715" calcext:value-type="float">
            <text:p>2,1715</text:p>
          </table:table-cell>
          <table:table-cell office:value-type="float" office:value="170057.3" calcext:value-type="float">
            <text:p>170057,3</text:p>
          </table:table-cell>
          <table:table-cell office:value-type="float" office:value="0.01" calcext:value-type="float">
            <text:p>0,01</text:p>
          </table:table-cell>
          <table:table-cell office:value-type="float" office:value="0.1505" calcext:value-type="float">
            <text:p>0,1505</text:p>
          </table:table-cell>
          <table:table-cell office:value-type="float" office:value="170038" calcext:value-type="float">
            <text:p>170038</text:p>
          </table:table-cell>
          <table:table-cell office:value-type="float" office:value="0" calcext:value-type="float">
            <text:p>0</text:p>
          </table:table-cell>
          <table:table-cell office:value-type="float" office:value="0.2491" calcext:value-type="float">
            <text:p>0,2491</text:p>
          </table:table-cell>
          <table:table-cell office:value-type="float" office:value="0.3995" calcext:value-type="float">
            <text:p>0,3995</text:p>
          </table:table-cell>
          <table:table-cell table:formula="of:=(([.K6]-[.D6])/[.D6])*100" office:value-type="float" office:value="-81.6025788625374" calcext:value-type="float">
            <text:p>-81,6025788625374</text:p>
          </table:table-cell>
          <table:table-cell/>
        </table:table-row>
        <table:table-row table:style-name="ro1">
          <table:table-cell table:style-name="ce39" office:value-type="string" calcext:value-type="string">
            <text:p>100-5</text:p>
          </table:table-cell>
          <table:table-cell table:style-name="ce43" office:value-type="float" office:value="333510.1" calcext:value-type="float">
            <text:p>333510,1</text:p>
          </table:table-cell>
          <table:table-cell table:style-name="ce43" office:value-type="float" office:value="0.0001" calcext:value-type="float">
            <text:p>0,0001</text:p>
          </table:table-cell>
          <table:table-cell table:style-name="ce43" office:value-type="float" office:value="0.9432" calcext:value-type="float">
            <text:p>0,9432</text:p>
          </table:table-cell>
          <table:table-cell table:style-name="ce48" office:value-type="float" office:value="333494.4" calcext:value-type="float">
            <text:p>333494,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325" calcext:value-type="float">
            <text:p>0,325</text:p>
          </table:table-cell>
          <table:table-cell table:style-name="ce48" office:value-type="float" office:value="333492.7" calcext:value-type="float">
            <text:p>333492,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1827" calcext:value-type="float">
            <text:p>0,1827</text:p>
          </table:table-cell>
          <table:table-cell table:style-name="ce43" office:value-type="float" office:value="0.5077" calcext:value-type="float">
            <text:p>0,5077</text:p>
          </table:table-cell>
          <table:table-cell table:style-name="ce53" table:formula="of:=(([.K7]-[.D7])/[.D7])*100" office:value-type="float" office:value="-46.1726039016115" calcext:value-type="float">
            <text:p>-46,1726039016115</text:p>
          </table:table-cell>
          <table:table-cell/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1.0564" calcext:value-type="float">
            <text:p>1,0564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office:value-type="float" office:value="0.2491" calcext:value-type="float">
            <text:p>0,2491</text:p>
          </table:table-cell>
          <table:table-cell office:value-type="float" office:value="37730.16" calcext:value-type="float">
            <text:p>37730,16</text:p>
          </table:table-cell>
          <table:table-cell office:value-type="float" office:value="0" calcext:value-type="float">
            <text:p>0</text:p>
          </table:table-cell>
          <table:table-cell office:value-type="float" office:value="0.2538" calcext:value-type="float">
            <text:p>0,2538</text:p>
          </table:table-cell>
          <table:table-cell office:value-type="float" office:value="0.5029" calcext:value-type="float">
            <text:p>0,5029</text:p>
          </table:table-cell>
          <table:table-cell table:formula="of:=(([.K8]-[.D8])/[.D8])*100" office:value-type="float" office:value="-52.3949261643317" calcext:value-type="float">
            <text:p>-52,3949261643317</text:p>
          </table:table-cell>
          <table:table-cell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02" calcext:value-type="float">
            <text:p>131292,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6895" calcext:value-type="float">
            <text:p>0,6895</text:p>
          </table:table-cell>
          <table:table-cell office:value-type="float" office:value="131504.11" calcext:value-type="float">
            <text:p>131504,11</text:p>
          </table:table-cell>
          <table:table-cell office:value-type="float" office:value="0.16" calcext:value-type="float">
            <text:p>0,16</text:p>
          </table:table-cell>
          <table:table-cell office:value-type="float" office:value="0.2392" calcext:value-type="float">
            <text:p>0,2392</text:p>
          </table:table-cell>
          <table:table-cell office:value-type="float" office:value="131292.02" calcext:value-type="float">
            <text:p>131292,02</text:p>
          </table:table-cell>
          <table:table-cell office:value-type="float" office:value="0" calcext:value-type="float">
            <text:p>0</text:p>
          </table:table-cell>
          <table:table-cell office:value-type="float" office:value="0.6204" calcext:value-type="float">
            <text:p>0,6204</text:p>
          </table:table-cell>
          <table:table-cell office:value-type="float" office:value="0.8595" calcext:value-type="float">
            <text:p>0,8595</text:p>
          </table:table-cell>
          <table:table-cell table:formula="of:=([.K9]-[.D9])/[.D9]*100" office:value-type="float" office:value="24.6555474981871" calcext:value-type="float">
            <text:p>24,6555474981871</text:p>
          </table:table-cell>
          <table:table-cell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3.04" calcext:value-type="float">
            <text:p>328913,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7.1951" calcext:value-type="float">
            <text:p>7,1951</text:p>
          </table:table-cell>
          <table:table-cell office:value-type="float" office:value="329888.42" calcext:value-type="float">
            <text:p>329888,42</text:p>
          </table:table-cell>
          <table:table-cell office:value-type="float" office:value="0.29" calcext:value-type="float">
            <text:p>0,29</text:p>
          </table:table-cell>
          <table:table-cell office:value-type="float" office:value="0.552" calcext:value-type="float">
            <text:p>0,552</text:p>
          </table:table-cell>
          <table:table-cell office:value-type="float" office:value="328928.75" calcext:value-type="float">
            <text:p>328928,75</text:p>
          </table:table-cell>
          <table:table-cell office:value-type="string" calcext:value-type="string">
            <text:p>&lt;0,01</text:p>
          </table:table-cell>
          <table:table-cell office:value-type="float" office:value="2.3615" calcext:value-type="float">
            <text:p>2,3615</text:p>
          </table:table-cell>
          <table:table-cell office:value-type="float" office:value="2.9135" calcext:value-type="float">
            <text:p>2,9135</text:p>
          </table:table-cell>
          <table:table-cell table:formula="of:=([.K10]-[.D10])/[.D10]*100" office:value-type="float" office:value="-59.5071645981293" calcext:value-type="float">
            <text:p>-59,5071645981293</text:p>
          </table:table-cell>
          <table:table-cell/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1" office:value-type="float" office:value="646604.98" calcext:value-type="float">
            <text:p>646604,98</text:p>
          </table:table-cell>
          <table:table-cell table:style-name="ce44" office:value-type="float" office:value="0.0001" calcext:value-type="float">
            <text:p>0,0001</text:p>
          </table:table-cell>
          <table:table-cell office:value-type="float" office:value="13.8406" calcext:value-type="float">
            <text:p>13,8406</text:p>
          </table:table-cell>
          <table:table-cell office:value-type="float" office:value="648427.7" calcext:value-type="float">
            <text:p>648427,7</text:p>
          </table:table-cell>
          <table:table-cell office:value-type="float" office:value="0.28" calcext:value-type="float">
            <text:p>0,28</text:p>
          </table:table-cell>
          <table:table-cell office:value-type="float" office:value="0.8836" calcext:value-type="float">
            <text:p>0,8836</text:p>
          </table:table-cell>
          <table:table-cell office:value-type="float" office:value="646694.6" calcext:value-type="float">
            <text:p>646694,6</text:p>
          </table:table-cell>
          <table:table-cell office:value-type="float" office:value="0.01" calcext:value-type="float">
            <text:p>0,01</text:p>
          </table:table-cell>
          <table:table-cell office:value-type="float" office:value="5.0224" calcext:value-type="float">
            <text:p>5,0224</text:p>
          </table:table-cell>
          <table:table-cell office:value-type="float" office:value="5.906" calcext:value-type="float">
            <text:p>5,906</text:p>
          </table:table-cell>
          <table:table-cell table:formula="of:=([.K11]-[.D11])/[.D11]*100" office:value-type="float" office:value="-57.328439518518" calcext:value-type="float">
            <text:p>-57,328439518518</text:p>
          </table:table-cell>
          <table:table-cell/>
        </table:table-row>
        <table:table-row table:style-name="ro1">
          <table:table-cell office:value-type="string" calcext:value-type="string">
            <text:p>5-25</text:p>
          </table:table-cell>
          <table:table-cell table:number-columns-repeated="3"/>
          <table:table-cell office:value-type="float" office:value="93219.46" calcext:value-type="float">
            <text:p>93219,46</text:p>
          </table:table-cell>
          <table:table-cell office:value-type="float" office:value="0.55" calcext:value-type="float">
            <text:p>0,55</text:p>
          </table:table-cell>
          <table:table-cell office:value-type="float" office:value="0.673" calcext:value-type="float">
            <text:p>0,673</text:p>
          </table:table-cell>
          <table:table-cell office:value-type="float" office:value="92718.2" calcext:value-type="float">
            <text:p>92718,2</text:p>
          </table:table-cell>
          <table:table-cell office:value-type="float" office:value="0.01" calcext:value-type="float">
            <text:p>0,01</text:p>
          </table:table-cell>
          <table:table-cell office:value-type="float" office:value="6.9414" calcext:value-type="float">
            <text:p>6,9414</text:p>
          </table:table-cell>
          <table:table-cell office:value-type="float" office:value="7.6144" calcext:value-type="float">
            <text:p>7,6144</text:p>
          </table:table-cell>
          <table:table-cell table:formula="of:=([.K12]-[.D12])/[.D12]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20-25</text:p>
          </table:table-cell>
          <table:table-cell table:number-columns-repeated="3"/>
          <table:table-cell office:value-type="float" office:value="331866.38" calcext:value-type="float">
            <text:p>331866,38</text:p>
          </table:table-cell>
          <table:table-cell office:value-type="float" office:value="0.61" calcext:value-type="float">
            <text:p>0,61</text:p>
          </table:table-cell>
          <table:table-cell office:value-type="float" office:value="3.1343" calcext:value-type="float">
            <text:p>3,1343</text:p>
          </table:table-cell>
          <table:table-cell office:value-type="float" office:value="329886.96" calcext:value-type="float">
            <text:p>329886,96</text:p>
          </table:table-cell>
          <table:table-cell office:value-type="float" office:value="0.01" calcext:value-type="float">
            <text:p>0,01</text:p>
          </table:table-cell>
          <table:table-cell office:value-type="float" office:value="80.9443" calcext:value-type="float">
            <text:p>80,9443</text:p>
          </table:table-cell>
          <table:table-cell office:value-type="float" office:value="84.0786" calcext:value-type="float">
            <text:p>84,0786</text:p>
          </table:table-cell>
          <table:table-cell table:formula="of:=([.K13]-[.D13])/[.D13]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50-25</text:p>
          </table:table-cell>
          <table:table-cell/>
          <table:table-cell table:style-name="Default"/>
          <table:table-cell/>
          <table:table-cell table:style-name="ce49" office:value-type="float" office:value="811787.82" calcext:value-type="float">
            <text:p>811787,82</text:p>
          </table:table-cell>
          <table:table-cell office:value-type="float" office:value="0.44" calcext:value-type="float">
            <text:p>0,44</text:p>
          </table:table-cell>
          <table:table-cell office:value-type="float" office:value="28.3272" calcext:value-type="float">
            <text:p>28,3272</text:p>
          </table:table-cell>
          <table:table-cell office:value-type="float" office:value="808397.68" calcext:value-type="float">
            <text:p>808397,68</text:p>
          </table:table-cell>
          <table:table-cell office:value-type="float" office:value="0.02" calcext:value-type="float">
            <text:p>0,02</text:p>
          </table:table-cell>
          <table:table-cell office:value-type="float" office:value="387.5982" calcext:value-type="float">
            <text:p>387,5982</text:p>
          </table:table-cell>
          <table:table-cell office:value-type="float" office:value="415.9254" calcext:value-type="float">
            <text:p>415,9254</text:p>
          </table:table-cell>
          <table:table-cell table:formula="of:=([.K14]-[.D14])/[.D14]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style-name="ce40" office:value-type="string" calcext:value-type="string">
            <text:p>100-25</text:p>
          </table:table-cell>
          <table:table-cell/>
          <table:table-cell table:style-name="ce42"/>
          <table:table-cell table:style-name="ce46"/>
          <table:table-cell office:value-type="float" office:value="1598324.35" calcext:value-type="float">
            <text:p>1598324,35</text:p>
          </table:table-cell>
          <table:table-cell office:value-type="float" office:value="0.31" calcext:value-type="float">
            <text:p>0,31</text:p>
          </table:table-cell>
          <table:table-cell office:value-type="float" office:value="21.7284" calcext:value-type="float">
            <text:p>21,7284</text:p>
          </table:table-cell>
          <table:table-cell office:value-type="float" office:value="1593710.92" calcext:value-type="float">
            <text:p>1593710,92</text:p>
          </table:table-cell>
          <table:table-cell office:value-type="float" office:value="0.02" calcext:value-type="float">
            <text:p>0,02</text:p>
          </table:table-cell>
          <table:table-cell office:value-type="float" office:value="309.9473" calcext:value-type="float">
            <text:p>309,9473</text:p>
          </table:table-cell>
          <table:table-cell office:value-type="float" office:value="331.6757" calcext:value-type="float">
            <text:p>331,6757</text:p>
          </table:table-cell>
          <table:table-cell table:formula="of:=([.K15]-[.D15])/[.D15]*100" office:value-type="string" office:string-value="" calcext:value-type="error">
            <text:p>#DIV/0 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4:08:29.434583502</meta:creation-date>
    <dc:date>2023-11-08T11:58:11.914940929</dc:date>
    <meta:editing-duration>PT14H56M27S</meta:editing-duration>
    <meta:editing-cycles>27</meta:editing-cycles>
    <meta:generator>LibreOffice/7.3.7.2$Linux_X86_64 LibreOffice_project/30$Build-2</meta:generator>
    <meta:document-statistic meta:table-count="2" meta:cell-count="555" meta:object-count="0"/>
  </office:meta>
</office:document-meta>
</file>